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3cm" style:auto-text-indent="false"/>
      <style:text-properties fo:font-size="16pt" style:font-size-asian="16pt" style:font-size-complex="16pt"/>
    </style:style>
    <style:style style:name="P2" style:family="paragraph" style:parent-style-name="Text_20_body" style:master-page-name="">
      <style:paragraph-properties fo:margin-left="0cm" fo:margin-right="0cm" fo:text-indent="1.3cm" style:auto-text-indent="false" style:page-number="auto"/>
      <style:text-properties fo:font-size="16pt" style:font-size-asian="16pt" style:font-size-complex="16pt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Text_20_body"><text:span text:style-name="T1">Tutti i contenuti presenti su questo sito, inclusi testi e loghi, sono di proprietà di </text:span><text:span text:style-name="Strong_20_Emphasis"><text:span text:style-name="T1">Sergej Davidov</text:span></text:span><text:span text:style-name="T1">, salvo ove diversamente indicato.</text:span></text:p>
      <text:p text:style-name="P3">È vietata la copia, la riproduzione, la distribuzione o la pubblicazione, anche parziale, senza l’esplicito consenso dell’autore.</text:p>
      <text:p text:style-name="P3">© 2025 SportFitRejuv di Sergej Davidov. Tutti i diritti riservati.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7-12T12:21:30.20</meta:creation-date>
    <meta:document-statistic meta:table-count="0" meta:image-count="0" meta:object-count="0" meta:page-count="1" meta:paragraph-count="3" meta:word-count="48" meta:character-count="330"/>
    <dc:date>2025-07-12T12:25:56.95</dc:date>
    <meta:editing-duration>PT4M26S</meta:editing-duration>
    <meta:editing-cycles>1</meta:editing-cycles>
    <meta:generator>OpenOffice/4.1.15$Win32 OpenOffice.org_project/4115m2$Build-9813</meta:generator>
  </office:meta>
</office:document-meta>
</file>